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1.8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3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part 255 = current, else bank ID. kit 255 =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part 255 = current, else bank ID. kit 255 =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office:value-type="string" calcext:value-type="string">
            <text:p>0 /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1 – part 0 = reverse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office:value-type="string" calcext:value-type="string">
            <text:p>0 /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2 – part 0 = reverse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office:value-type="string" calcext:value-type="string">
            <text:p>0 /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3 – part 0 = reverse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part 255 = current, else bank ID. kit 255 =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part 255 = current, else bank ID. kit 255 =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office:value-type="string" calcext:value-type="string">
            <text:p>0 /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1 – part 0 = reverse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office:value-type="string" calcext:value-type="string">
            <text:p>0 /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2 – part 0 = reverse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office:value-type="string" calcext:value-type="string">
            <text:p>0 /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3 – part 0 = reverse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92 + (0 to 15)</text:p>
          </table:table-cell>
          <table:table-cell table:style-name="ce3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isable this base chann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7" office:value-type="string" calcext:value-type="string">
            <text:p>For controls 8 to 24 kit number is OR’d with 3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7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7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7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7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9:43:52.542500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9-30T19:50:17.232310627</dc:date>
    <meta:editing-duration>P1DT12H42M51S</meta:editing-duration>
    <meta:editing-cycles>174</meta:editing-cycles>
    <meta:generator>LibreOffice/5.2.2.2.0$Linux_X86_64 LibreOffice_project/20m0$Build-2</meta:generator>
    <meta:document-statistic meta:table-count="1" meta:cell-count="3232" meta:object-count="0"/>
  </office:meta>
</office:document-meta>
</file>